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1202.png" xlink:type="simple" xlink:show="embed" xlink:actuate="onLoad"/></draw:frame></text:p>
          </table:table-cell>
          <table:table-cell table:style-name="Table1.B1" office:value-type="string">
            <text:h text:style-name="P6" text:outline-level="1">RS-<text:span text:style-name="T1">триггер с приоритетом по установке</text:span>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4">C</text:span><text:span text:style-name="T1">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120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RS-триггер с приоритетом по <text:span text:style-name="T1">установке</text:span>, т.е. если уровень логической единицы присутствует на входах R и S, то выход принимает значение логической единицы<text:span text:style-name="T4">:</text:span></text:p>
            <text:p text:style-name="P3"><text:span text:style-name="T4"><draw:frame draw:style-name="fr3" draw:name="Объект1" text:anchor-type="as-char" svg:width="9.671cm" svg:height="2.101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,</text:span></text:p>
            <text:p text:style-name="P2">где <text:span text:style-name="T5">y(t)</text:span><text:span text:style-name="T4"> </text:span>– выходной сигнал блока, <text:span text:style-name="T5">y(t - Δt)</text:span><text:span text:style-name="T4"> </text:span>–<text:span text:style-name="T4"> </text:span>значение выходного сигнала н<text:span text:style-name="T1">а</text:span> предыдущем временном шаге интегрирования,<draw:frame draw:style-name="fr3" draw:name="Object2" text:anchor-type="as-char" svg:width="2.78cm" svg:height="0.621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4">- </text:span>первый и второй входные сигналы блока (от английских слов <text:span text:style-name="T5">Set</text:span><text:span text:style-name="T4"> </text:span>и <text:span text:style-name="T5">Reset</text:span><text:span text:style-name="T4"> –</text:span> <text:span text:style-name="T3">Установ</text:span> и <text:span text:style-name="T3">Сброс</text:span><text:span text:style-name="T6">, соответственно</text:span><text:span text:style-name="T4">)</text:span>.</text:p>
            <text:p text:style-name="P2"><text:span text:style-name="T2">Свойства</text:span>:</text:p>
            <text:list xml:id="list8168716150254637972" text:style-name="L1">
              <text:list-item>
                <text:p text:style-name="P7">Начальные условия – начальные значение выхода.</text:p>
              </text:list-item>
              <text:list-item>
                <text:p text:style-name="P7">Добавить инверсный выход – указывает наличие инверсного выхода.</text:p>
              </text:list-item>
            </text:list>
            <text:p text:style-name="P2"><text:span text:style-name="T2">Примечание:</text:span> <text:span text:style-name="T3">триггер (триггерная система) — класс электронных устройств, обладающих способностью длительно находиться в одном из двух устойчивых состояний и чередовать их под воздействием внешних сигналов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S-триггер с приоритетом по установке</dc:title>
    <dc:date>2014-12-18T21:20:30.65</dc:date>
    <meta:generator>OpenOffice/4.1.1$Win32 OpenOffice.org_project/411m6$Build-9775</meta:generator>
    <meta:editing-duration>PT2H15M35S</meta:editing-duration>
    <meta:editing-cycles>109</meta:editing-cycles>
    <meta:document-statistic meta:table-count="1" meta:image-count="2" meta:object-count="2" meta:page-count="1" meta:paragraph-count="13" meta:word-count="117" meta:character-count="796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sub>
                      <mi>x</mi>
                      <mi>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,</mn>
                    </mrow>
                    <mi/>
                    <mi>и</mi>
                    <mi/>
                    <msub>
                      <mi>x</mi>
                      <mi>R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sub>
                      <mi>x</mi>
                      <mi>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sub>
                      <mi>x</mi>
                      <mi>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,</mn>
                    </mrow>
                    <mi/>
                    <mi>и</mi>
                    <mi/>
                    <msub>
                      <mi>x</mi>
                      <mi>R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y(t- %DELTA t), ~ если x_S(t) = 0, ~и ~x_R(t) = 0; #
alignl 1, ~ если x_S(t) = 1;  #
alignl 0, ~ если x_S(t) = 0, ~и ~x_R(t) = 1; }
right none
</annotation>
  </semantics>
</math>
</file>

<file path=Object 3/content.xml><?xml version="1.0" encoding="utf-8"?>
<math xmlns="http://www.w3.org/1998/Math/MathML">
  <semantics>
    <mrow>
      <msub>
        <mi>u</mi>
        <mi>S</mi>
      </msub>
      <mrow>
        <mo stretchy="false">(</mo>
        <mrow>
          <mi>t</mi>
        </mrow>
        <mo stretchy="false">)</mo>
      </mrow>
      <mi>,</mi>
      <mi/>
      <msub>
        <mi>u</mi>
        <mi>R</mi>
      </msub>
      <mrow>
        <mo stretchy="false">(</mo>
        <mrow>
          <mi>t</mi>
        </mrow>
        <mo stretchy="false">)</mo>
      </mrow>
    </mrow>
    <annotation encoding="StarMath 5.0">u_S(t), ~u_R(t)</annotation>
  </semantics>
</math>
</file>